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76e3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afa43"/>
    </style:style>
    <style:style style:name="P15" style:family="paragraph" style:parent-style-name="Table_20_Contents">
      <style:text-properties officeooo:rsid="000afa43" officeooo:paragraph-rsid="001bd3a9"/>
    </style:style>
    <style:style style:name="P16" style:family="paragraph" style:parent-style-name="Table_20_Contents">
      <style:text-properties officeooo:rsid="001bd3a9" officeooo:paragraph-rsid="001bd3a9"/>
    </style:style>
    <style:style style:name="P17" style:family="paragraph" style:parent-style-name="Table_20_Contents">
      <style:text-properties fo:font-weight="bold" officeooo:rsid="000f67fd" officeooo:paragraph-rsid="001f0759" style:font-weight-asian="bold" style:font-weight-complex="bold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 style:parent-style-name="Heading_20_1" style:master-page-name="First_20_Page">
      <style:paragraph-properties style:page-number="auto"/>
      <style:text-properties officeooo:paragraph-rsid="001b166c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afa43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fo:font-weight="bold" officeooo:rsid="001bd3a9" style:font-name-asian="Helvetica-Bold" style:font-weight-asian="bold" style:font-name-complex="Helvetica-Bold" style:font-weight-complex="bold"/>
    </style:style>
    <style:style style:name="T12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style:font-name="Arial" fo:font-size="14pt" fo:font-weight="bold" officeooo:rsid="001bd3a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5" style:family="text">
      <style:text-properties fo:font-size="8pt" style:font-size-asian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007ca56"/>
    </style:style>
    <style:style style:name="T21" style:family="text">
      <style:text-properties officeooo:rsid="001bd3a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bd3a9" style:font-weight-asian="bold" style:font-weight-complex="bold"/>
    </style:style>
    <style:style style:name="T2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52802464" text:id="ct14031945280246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53352848" text:id="ct14031945335284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3353104" text:id="ct14031945335310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9" text:outline-level="1"><text:change text:change-id="ct140319452802464"/>Adopted as a NMRA <text:span text:style-name="T20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9">Adopted</text:span> column in the <text:span text:style-name="T18">Version History</text:span> table below.</text:p>
      <text:h text:style-name="Heading_20_1" text:outline-level="1"><text:change text:change-id="ct140319453352848"/><text:change-start text:change-id="ct140319453353104"/>Version History<text:change-end text:change-id="ct14031945335310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1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7"><text:span text:style-name="Page_20_Number"><text:span text:style-name="T5">Feb 20, 2016</text:span></text:span></text:p>
          </table:table-cell>
          <table:table-cell table:style-name="Table2.C2" office:value-type="string">
            <text:p text:style-name="P16">Minor grammatical corrections and readability improvements</text:p>
            <text:p text:style-name="P15">Changed document numbering from <text:span text:style-name="T23">TN</text:span><text:span text:style-name="T22">-9.7.3.4</text:span> (Network &amp; Transport Layer) to <text:span text:style-name="T23">TN</text:span><text:span text:style-name="T22">-9.7.4.3</text:span> (Session Layer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76e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bd3a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officeooo:rsid="001bd3a9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5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7:18.436990790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</text:span><text:span text:style-name="MT13">4.</text:span><text:span text:style-name="MT12">3</text:span><text:span text:style-name="MT14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3</meta:editing-cycles>
    <meta:editing-duration>PT19H56M20S</meta:editing-duration>
    <meta:generator>LibreOffice/4.4.0.3$MacOSX_X86_64 LibreOffice_project/de093506bcdc5fafd9023ee680b8c60e3e0645d7</meta:generator>
    <dc:date>2016-02-27T16:27:18.310901000</dc:date>
    <meta:printed-by>Bob Jacobsen</meta:printed-by>
    <meta:print-date>2010-09-15T08:46:04</meta:print-date>
    <meta:document-statistic meta:table-count="2" meta:image-count="1" meta:object-count="0" meta:page-count="1" meta:paragraph-count="18" meta:word-count="107" meta:character-count="679" meta:non-whitespace-character-count="583"/>
  </office:meta>
</office:document-meta>
</file>